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5.252cm" fo:margin-left="0.492cm" fo:margin-top="0cm" fo:margin-bottom="0cm" table:align="left" style:writing-mode="lr-tb"/>
    </style:style>
    <style:style style:name="Table1.A" style:family="table-column">
      <style:table-column-properties style:column-width="0.935cm"/>
    </style:style>
    <style:style style:name="Table1.B" style:family="table-column">
      <style:table-column-properties style:column-width="3.284cm"/>
    </style:style>
    <style:style style:name="Table1.C" style:family="table-column">
      <style:table-column-properties style:column-width="2.249cm"/>
    </style:style>
    <style:style style:name="Table1.D" style:family="table-column">
      <style:table-column-properties style:column-width="2.24cm"/>
    </style:style>
    <style:style style:name="Table1.E" style:family="table-column">
      <style:table-column-properties style:column-width="2.311cm"/>
    </style:style>
    <style:style style:name="Table1.F" style:family="table-column">
      <style:table-column-properties style:column-width="1.547cm"/>
    </style:style>
    <style:style style:name="Table1.G" style:family="table-column">
      <style:table-column-properties style:column-width="2.68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P1" style:family="paragraph" style:parent-style-name="Standard">
      <style:paragraph-properties fo:margin-top="0cm" fo:margin-bottom="0cm" loext:contextual-spacing="false" fo:text-align="center" style:justify-single-word="false"/>
    </style:style>
    <style:style style:name="P2" style:family="paragraph" style:parent-style-name="Standard">
      <style:paragraph-properties fo:margin-top="0cm" fo:margin-bottom="0cm" loext:contextual-spacing="false" fo:text-align="center" style:justify-single-word="false"/>
      <style:text-properties fo:font-size="14pt" fo:font-weight="bold" style:font-size-asian="14pt" style:font-weight-asian="bold" style:font-size-complex="14pt"/>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justify" style:justify-single-word="false"/>
    </style:style>
    <style:style style:name="P5"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margin-top="0cm" fo:margin-bottom="0cm" loext:contextual-spacing="false" fo:line-height="100%" fo:text-align="justify" style:justify-single-word="false"/>
      <style:text-properties officeooo:rsid="001b296a" officeooo:paragraph-rsid="001b296a"/>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List_20_Paragraph">
      <style:text-properties officeooo:rsid="0011b1d9" officeooo:paragraph-rsid="0011b1d9"/>
    </style:style>
    <style:style style:name="P9" style:family="paragraph" style:parent-style-name="List_20_Paragraph">
      <style:text-properties officeooo:rsid="0013491b" officeooo:paragraph-rsid="0013491b"/>
    </style:style>
    <style:style style:name="P10" style:family="paragraph" style:parent-style-name="List_20_Paragraph">
      <style:text-properties officeooo:rsid="001626c9" officeooo:paragraph-rsid="001626c9"/>
    </style:style>
    <style:style style:name="P11" style:family="paragraph" style:parent-style-name="List_20_Paragraph">
      <style:text-properties officeooo:rsid="00181129" officeooo:paragraph-rsid="00181129"/>
    </style:style>
    <style:style style:name="P12" style:family="paragraph" style:parent-style-name="List_20_Paragraph">
      <style:text-properties officeooo:rsid="0019f7ea" officeooo:paragraph-rsid="0019f7ea"/>
    </style:style>
    <style:style style:name="P13" style:family="paragraph" style:parent-style-name="List_20_Paragraph">
      <style:text-properties officeooo:rsid="001a1688" officeooo:paragraph-rsid="001a1688"/>
    </style:style>
    <style:style style:name="P14" style:family="paragraph" style:parent-style-name="List_20_Paragraph">
      <style:text-properties officeooo:rsid="001ac4c4" officeooo:paragraph-rsid="001ac4c4"/>
    </style:style>
    <style:style style:name="P15" style:family="paragraph" style:parent-style-name="List_20_Paragraph">
      <style:text-properties officeooo:rsid="001b296a" officeooo:paragraph-rsid="001b296a"/>
    </style:style>
    <style:style style:name="P16"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officeooo:rsid="00181129" officeooo:paragraph-rsid="00181129"/>
    </style:style>
    <style:style style:name="P17" style:family="paragraph" style:parent-style-name="List_20_Paragraph">
      <style:paragraph-properties fo:margin-left="1.905cm" fo:margin-right="0cm" fo:margin-top="0cm" fo:margin-bottom="0cm" loext:contextual-spacing="true" fo:text-align="justify" style:justify-single-word="false" fo:text-indent="0cm" style:auto-text-indent="false"/>
    </style:style>
    <style:style style:name="P18" style:family="paragraph" style:parent-style-name="Standard" style:master-page-name="Standard">
      <style:paragraph-properties fo:margin-top="0cm" fo:margin-bottom="0cm" loext:contextual-spacing="false" fo:text-align="start" style:justify-single-word="false" style:page-number="auto"/>
      <style:text-properties fo:font-size="14pt" fo:font-weight="bold" officeooo:rsid="001626c9" officeooo:paragraph-rsid="001626c9" style:font-size-asian="14pt" style:font-weight-asian="bold" style:font-size-complex="14pt"/>
    </style:style>
    <style:style style:name="P19" style:family="paragraph" style:parent-style-name="List_20_Paragraph" style:list-style-name="WWNum2">
      <style:paragraph-properties fo:text-align="justify" style:justify-single-word="false"/>
    </style:style>
    <style:style style:name="P20" style:family="paragraph" style:parent-style-name="List_20_Paragraph" style:list-style-name="WWNum2">
      <style:paragraph-properties fo:margin-top="0cm" fo:margin-bottom="0cm" loext:contextual-spacing="true" fo:text-align="justify" style:justify-single-word="false"/>
    </style:style>
    <style:style style:name="P21" style:family="paragraph" style:parent-style-name="List_20_Paragraph" style:list-style-name="WWNum3">
      <style:paragraph-properties fo:margin-top="0cm" fo:margin-bottom="0cm" loext:contextual-spacing="true" fo:text-align="justify" style:justify-single-word="false"/>
    </style:style>
    <style:style style:name="P22" style:family="paragraph" style:parent-style-name="List_20_Paragraph" style:list-style-name="WWNum2">
      <style:paragraph-properties fo:margin-left="1.501cm" fo:margin-right="0cm" fo:margin-top="0cm" fo:margin-bottom="0cm" loext:contextual-spacing="true" fo:text-indent="-0.635cm" style:auto-text-indent="false"/>
    </style:style>
    <style:style style:name="P23" style:family="paragraph" style:parent-style-name="List_20_Paragraph" style:list-style-name="WWNum2">
      <style:paragraph-properties fo:margin-left="1.501cm" fo:margin-right="0cm" fo:margin-top="0cm" fo:margin-bottom="0cm" loext:contextual-spacing="true" fo:text-indent="-0.635cm" style:auto-text-indent="false"/>
      <style:text-properties officeooo:rsid="0011b1d9" officeooo:paragraph-rsid="0011b1d9"/>
    </style:style>
    <style:style style:name="T1" style:family="text">
      <style:text-properties fo:font-size="12pt" fo:font-weight="bold" style:font-size-asian="12pt" style:font-weight-asian="bold" style:font-size-complex="12pt"/>
    </style:style>
    <style:style style:name="T2" style:family="text">
      <style:text-properties officeooo:rsid="0013491b"/>
    </style:style>
    <style:style style:name="T3" style:family="text">
      <style:text-properties officeooo:rsid="001626c9"/>
    </style:style>
    <style:style style:name="T4" style:family="text">
      <style:text-properties officeooo:rsid="00181129"/>
    </style:style>
    <style:style style:name="T5" style:family="text">
      <style:text-properties officeooo:rsid="0019f7ea"/>
    </style:style>
    <style:style style:name="T6" style:family="text">
      <style:text-properties officeooo:rsid="001a1688"/>
    </style:style>
    <style:style style:name="T7" style:family="text">
      <style:text-properties officeooo:rsid="001ac4c4"/>
    </style:style>
    <style:style style:name="T8" style:family="text">
      <style:text-properties officeooo:rsid="001c9358"/>
    </style:style>
    <style:style style:name="T9" style:family="text">
      <style:text-properties officeooo:rsid="00210943"/>
    </style:style>
    <style:style style:name="T10" style:family="text">
      <style:text-properties officeooo:rsid="002290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8">Name: </text:span>Guttu Sai Abhishek,<text:tab/> <text:span text:style-name="T8">Roll No:</text:span>180050036</text:p>
      <text:p text:style-name="P2">Computer Architecture Theory + Lab <text:s text:c="2"/>(CS 305/341)</text:p>
      <text:p text:style-name="P2"/>
      <text:p text:style-name="P1"><text:span text:style-name="T1">Assignment 2: <text:s/>Basics of ISA <text:s text:c="4"/></text:span>Due Date: 08/09/20</text:p>
      <text:p text:style-name="P1">(Theory Assignment 1)</text:p>
      <text:p text:style-name="P5"><text:s/></text:p>
      <text:list xml:id="list1320424251" text:style-name="WWNum2">
        <text:list-item>
          <text:p text:style-name="P20">In the layered diagram of a computer system why does</text:p>
        </text:list-item>
      </text:list>
      <text:list xml:id="list738228287" text:style-name="WWNum3">
        <text:list-item>
          <text:p text:style-name="P21">The OS appear above the Architecture layer</text:p>
        </text:list-item>
        <text:list-item>
          <text:p text:style-name="P21">The Microarchitecture appear below the Architecture (ISA) ?</text:p>
        </text:list-item>
      </text:list>
      <text:p text:style-name="P17">Keep your answer brief (few lines) and to the point.</text:p>
      <text:p text:style-name="P17"/>
      <text:p text:style-name="P16"><text:tab/>Ans:</text:p>
      <text:p text:style-name="P16"><text:tab/>a) The OS layer takes care of memory allocation, virtualisation of memory, context switching<text:span text:style-name="T5">(call these set B)</text:span> etc.. for a program in HLL. So for the OS to take care of such things, they(instruction format that CPU can understand, types of memory access <text:span text:style-name="T5">etc.. , call this set A</text:span>) need to be available <text:span text:style-name="T5">on the before hand</text:span> for it to <text:span text:style-name="T5">implement things in set B. Architecture layer takes care of this set A. Architecture layer provides a defined way of crude memory access and operations syntax which are then used by OS to build a higher level of abstraction(set B) to make the life of programmers a bit more easy and use the resources efficiently. So OS is above architecture layer.</text:span></text:p>
      <text:p text:style-name="P7"><text:tab/><text:span text:style-name="T5">b) The ISA is the way in which we plan to give instructions to the computer, the exact syntax, definitions of the instruction. And how the computer is going to understand that is the job of microarchitecture which essentially mean that the way we built the internal logic design is dependent on the instruction sets we intend to use.ie., microarchitecture is kind of the hardware implementation of ISA. The ISA gives the information about the underlyiing microarchitecture in the <text:s/>machine, the way that CPU understands details. Those details provided by ISA can then be used to write codes in assembly language. In this way, ISA gives an higher level abstraction to microarchitecture and so is above microarchitecture.</text:span></text:p>
      <text:p text:style-name="P7"/>
      <text:list xml:id="list221455440714232" text:continue-list="list1320424251" text:style-name="WWNum2">
        <text:list-item>
          <text:p text:style-name="P19">In the table below, you need to fill in the column labelled “Code Density” (expressed in bytes). Assume that each machine (except for the stack machine) <text:s/>has 16 registers, that the width of the opcode field is 6 bits and that a memory address is 32 bits. Assume, for simplicity, that the only available addressing mode available on all machines is the direct mode. You are only expected to enter values in the “Code Density”column - no explanation is required.</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4">No.</text:p>
          </table:table-cell>
          <table:table-cell table:style-name="Table1.A1" office:value-type="string">
            <text:p text:style-name="P4">Architectural</text:p>
            <text:p text:style-name="P4">Style</text:p>
          </table:table-cell>
          <table:table-cell table:style-name="Table1.A1" office:value-type="string">
            <text:p text:style-name="P4">No. Operands in ALU instr</text:p>
          </table:table-cell>
          <table:table-cell table:style-name="Table1.A1" office:value-type="string">
            <text:p text:style-name="P3">Max. No. Memory operands in ALU instr</text:p>
          </table:table-cell>
          <table:table-cell table:style-name="Table1.A1" office:value-type="string">
            <text:p text:style-name="P4"># instructions to compute x = ab+cde</text:p>
          </table:table-cell>
          <table:table-cell table:style-name="Table1.A1" office:value-type="string">
            <text:p text:style-name="P4">Code density</text:p>
          </table:table-cell>
          <table:table-cell table:style-name="Table1.A1" office:value-type="string">
            <text:p text:style-name="P4">Example</text:p>
          </table:table-cell>
        </table:table-row>
        <table:table-row table:style-name="Table1.1">
          <table:table-cell table:style-name="Table1.A1" office:value-type="string">
            <text:p text:style-name="P4">1</text:p>
          </table:table-cell>
          <table:table-cell table:style-name="Table1.A1" office:value-type="string">
            <text:p text:style-name="P4">Stack</text:p>
          </table:table-cell>
          <table:table-cell table:style-name="Table1.A1" office:value-type="string">
            <text:p text:style-name="P4">0</text:p>
          </table:table-cell>
          <table:table-cell table:style-name="Table1.A1" office:value-type="string">
            <text:p text:style-name="P4">0</text:p>
          </table:table-cell>
          <table:table-cell table:style-name="Table1.A1" office:value-type="string">
            <text:p text:style-name="P4">10</text:p>
          </table:table-cell>
          <table:table-cell table:style-name="Table1.A1" office:value-type="string">
            <text:p text:style-name="P6">32</text:p>
          </table:table-cell>
          <table:table-cell table:style-name="Table1.A1" office:value-type="string">
            <text:p text:style-name="P4">-</text:p>
          </table:table-cell>
        </table:table-row>
        <table:table-row table:style-name="Table1.1">
          <table:table-cell table:style-name="Table1.A1" office:value-type="string">
            <text:p text:style-name="P4">2</text:p>
          </table:table-cell>
          <table:table-cell table:style-name="Table1.A1" office:value-type="string">
            <text:p text:style-name="P4">Accumulator-based</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8</text:p>
          </table:table-cell>
          <table:table-cell table:style-name="Table1.A1" office:value-type="string">
            <text:p text:style-name="P6">32</text:p>
          </table:table-cell>
          <table:table-cell table:style-name="Table1.A1" office:value-type="string">
            <text:p text:style-name="P4">Intel 8085</text:p>
          </table:table-cell>
        </table:table-row>
        <table:table-row table:style-name="Table1.1">
          <table:table-cell table:style-name="Table1.A1" office:value-type="string">
            <text:p text:style-name="P4">3</text:p>
          </table:table-cell>
          <table:table-cell table:style-name="Table1.A1" office:value-type="string">
            <text:p text:style-name="P4">Register-Memory</text:p>
          </table:table-cell>
          <table:table-cell table:style-name="Table1.A1" office:value-type="string">
            <text:p text:style-name="P4">2</text:p>
          </table:table-cell>
          <table:table-cell table:style-name="Table1.A1" office:value-type="string">
            <text:p text:style-name="P4">1</text:p>
          </table:table-cell>
          <table:table-cell table:style-name="Table1.A1" office:value-type="string">
            <text:p text:style-name="P4">?</text:p>
          </table:table-cell>
          <table:table-cell table:style-name="Table1.A1" office:value-type="string">
            <text:p text:style-name="P6">34</text:p>
          </table:table-cell>
          <table:table-cell table:style-name="Table1.A1" office:value-type="string">
            <text:p text:style-name="P4">X86, IBM 360</text:p>
          </table:table-cell>
        </table:table-row>
        <table:table-row table:style-name="Table1.1">
          <table:table-cell table:style-name="Table1.A1" office:value-type="string">
            <text:p text:style-name="P4">4</text:p>
          </table:table-cell>
          <table:table-cell table:style-name="Table1.A1" office:value-type="string">
            <text:p text:style-name="P4">Register-Memory</text:p>
          </table:table-cell>
          <table:table-cell table:style-name="Table1.A1" office:value-type="string">
            <text:p text:style-name="P4">3</text:p>
          </table:table-cell>
          <table:table-cell table:style-name="Table1.A1" office:value-type="string">
            <text:p text:style-name="P4">1</text:p>
          </table:table-cell>
          <table:table-cell table:style-name="Table1.A1" office:value-type="string">
            <text:p text:style-name="P4">7</text:p>
          </table:table-cell>
          <table:table-cell table:style-name="Table1.A1" office:value-type="string">
            <text:p text:style-name="P6">36</text:p>
          </table:table-cell>
          <table:table-cell table:style-name="Table1.A1" office:value-type="string">
            <text:p text:style-name="P4">-</text:p>
          </table:table-cell>
        </table:table-row>
        <table:table-row table:style-name="Table1.1">
          <table:table-cell table:style-name="Table1.A1" office:value-type="string">
            <text:p text:style-name="P4">5</text:p>
          </table:table-cell>
          <table:table-cell table:style-name="Table1.A1" office:value-type="string">
            <text:p text:style-name="P4">Memory-Memory</text:p>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4</text:p>
          </table:table-cell>
          <table:table-cell table:style-name="Table1.A1" office:value-type="string">
            <text:p text:style-name="P6">51</text:p>
          </table:table-cell>
          <table:table-cell table:style-name="Table1.A1" office:value-type="string">
            <text:p text:style-name="P4">VAX</text:p>
          </table:table-cell>
        </table:table-row>
        <text:soft-page-break/>
        <table:table-row table:style-name="Table1.1">
          <table:table-cell table:style-name="Table1.A1" office:value-type="string">
            <text:p text:style-name="P4">6</text:p>
          </table:table-cell>
          <table:table-cell table:style-name="Table1.A1" office:value-type="string">
            <text:p text:style-name="P4">Memory-Memory</text:p>
          </table:table-cell>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text:p>
          </table:table-cell>
          <table:table-cell table:style-name="Table1.A1" office:value-type="string">
            <text:p text:style-name="P6">53</text:p>
          </table:table-cell>
          <table:table-cell table:style-name="Table1.A1" office:value-type="string">
            <text:p text:style-name="P4">VAX</text:p>
          </table:table-cell>
        </table:table-row>
        <table:table-row table:style-name="Table1.1">
          <table:table-cell table:style-name="Table1.A1" office:value-type="string">
            <text:p text:style-name="P4">7</text:p>
          </table:table-cell>
          <table:table-cell table:style-name="Table1.A1" office:value-type="string">
            <text:p text:style-name="P4">Register-register</text:p>
          </table:table-cell>
          <table:table-cell table:style-name="Table1.A1" office:value-type="string">
            <text:p text:style-name="P4">3</text:p>
          </table:table-cell>
          <table:table-cell table:style-name="Table1.A1" office:value-type="string">
            <text:p text:style-name="P4">0</text:p>
          </table:table-cell>
          <table:table-cell table:style-name="Table1.A1" office:value-type="string">
            <text:p text:style-name="P4">10</text:p>
          </table:table-cell>
          <table:table-cell table:style-name="Table1.A1" office:value-type="string">
            <text:p text:style-name="P6">41</text:p>
          </table:table-cell>
          <table:table-cell table:style-name="Table1.A1" office:value-type="string">
            <text:p text:style-name="P4">MIPS, <text:s/>ARM</text:p>
          </table:table-cell>
        </table:table-row>
      </table:table>
      <text:p text:style-name="List_20_Paragraph"/>
      <text:p text:style-name="P8">1. P<text:span text:style-name="T3">ush</text:span> A<text:tab/> <text:span text:style-name="T2">6+32</text:span></text:p>
      <text:p text:style-name="P8">P<text:span text:style-name="T3">ush</text:span> B<text:tab/> <text:span text:style-name="T2">6+32</text:span></text:p>
      <text:p text:style-name="P8">M<text:span text:style-name="T3">ult</text:span> <text:tab/><text:span text:style-name="T2">6</text:span></text:p>
      <text:p text:style-name="P8">P<text:span text:style-name="T3">ush</text:span> C <text:tab/><text:span text:style-name="T2">6+32</text:span></text:p>
      <text:p text:style-name="P8">P<text:span text:style-name="T3">ush</text:span> D <text:tab/><text:span text:style-name="T2">6+32</text:span></text:p>
      <text:p text:style-name="P8">M<text:span text:style-name="T3">ult</text:span> <text:tab/><text:span text:style-name="T2">6</text:span></text:p>
      <text:p text:style-name="P8">P<text:span text:style-name="T3">ush</text:span> E <text:tab/><text:span text:style-name="T2">6+32</text:span></text:p>
      <text:p text:style-name="P8">M<text:span text:style-name="T3">ult<text:tab/></text:span> <text:span text:style-name="T2">6</text:span></text:p>
      <text:p text:style-name="P8">A<text:span text:style-name="T3">dd</text:span> <text:tab/><text:span text:style-name="T2">6</text:span></text:p>
      <text:p text:style-name="P8">P<text:span text:style-name="T3">op</text:span> X <text:tab/><text:span text:style-name="T2">6+32</text:span></text:p>
      <text:p text:style-name="P9">total = 6*10+32*6 = 60+192 = 252 bits, <text:span text:style-name="T3">so 32 bytes</text:span></text:p>
      <text:p text:style-name="P9"/>
      <text:p text:style-name="P9">2. <text:span text:style-name="T3">Load A <text:tab/>6+32</text:span></text:p>
      <text:p text:style-name="P10">Mult B<text:tab/><text:tab/><text:span text:style-name="T4">6+32</text:span></text:p>
      <text:p text:style-name="P10">Move R2 R1 (R1(Accumulator)-&gt;R2)<text:tab/><text:span text:style-name="T4">6+4+4</text:span></text:p>
      <text:p text:style-name="P10">Load C<text:tab/><text:span text:style-name="T4">6+32</text:span></text:p>
      <text:p text:style-name="P10">Mult D<text:tab/><text:span text:style-name="T4">6+32</text:span></text:p>
      <text:p text:style-name="P10">Mult E<text:tab/><text:span text:style-name="T4">6+32</text:span></text:p>
      <text:p text:style-name="P10">Add R2<text:tab/><text:span text:style-name="T4">6+4</text:span></text:p>
      <text:p text:style-name="P10">Store X<text:tab/><text:span text:style-name="T4">6+32</text:span></text:p>
      <text:p text:style-name="P11">total = 252 bits, so 32 bytes</text:p>
      <text:p text:style-name="P11"/>
      <text:p text:style-name="P11">3.<text:span text:style-name="T5">Load R1 A<text:tab/>6+4+32</text:span></text:p>
      <text:p text:style-name="P12">Mult R1 B<text:tab/>6+4+32</text:p>
      <text:p text:style-name="P12">Load R2 C<text:tab/>6+4+32</text:p>
      <text:p text:style-name="P12">Mult R<text:span text:style-name="T6">2 D<text:tab/>6+4+32</text:span></text:p>
      <text:p text:style-name="P13">Mult R2 E<text:tab/>6+4+32</text:p>
      <text:p text:style-name="P13">Add R1 R2<text:tab/>6+4+4</text:p>
      <text:p text:style-name="P13">Store R1 X<text:tab/>6+4+32</text:p>
      <text:p text:style-name="P10">total = 266 bits, so 34 bytes</text:p>
      <text:p text:style-name="P10"/>
      <text:p text:style-name="P10">4.<text:span text:style-name="T6">Load R1 A<text:tab/>6+4+32</text:span></text:p>
      <text:p text:style-name="P13">Mult R1 R1 B<text:tab/>6+4+4+32</text:p>
      <text:p text:style-name="P13">Load R2 C<text:tab/>6+4+32</text:p>
      <text:p text:style-name="P13">Mult R2 R2 D<text:tab/>6+4+4+32</text:p>
      <text:p text:style-name="P13">Mult R2 R2 E<text:tab/>6+4+4+32</text:p>
      <text:p text:style-name="P13">Add R1 R1 R2<text:tab/>6+4+4<text:span text:style-name="T7">+4</text:span></text:p>
      <text:p text:style-name="P13">Store R1 X<text:tab/>6+4+32</text:p>
      <text:p text:style-name="P13">total = 2<text:span text:style-name="T7">82</text:span> bits, so 3<text:span text:style-name="T7">6</text:span> bytes</text:p>
      <text:p text:style-name="List_20_Paragraph"/>
      <text:p text:style-name="P13">5.Mult X1 A B<text:tab/>6+32+32<text:span text:style-name="T7">+32</text:span></text:p>
      <text:p text:style-name="P13">Mult X2 C D<text:tab/>6+32+32<text:span text:style-name="T7">+32</text:span></text:p>
      <text:p text:style-name="P13"><text:soft-page-break/>Mult X2 X2 E<text:tab/>6+32+32<text:span text:style-name="T7">+32</text:span></text:p>
      <text:p text:style-name="P13">Add X3 X1 X2<text:tab/>6+32+32<text:span text:style-name="T7">+32</text:span></text:p>
      <text:p text:style-name="P13">total = <text:span text:style-name="T7">408</text:span> bits, so <text:span text:style-name="T7">51 </text:span>bytes</text:p>
      <text:p text:style-name="P13"/>
      <text:p text:style-name="P13">6.<text:span text:style-name="T9">Move X1 A<text:tab/>6+32+32</text:span></text:p>
      <text:p text:style-name="P15">Mult X1 B<text:tab/>6+32+32</text:p>
      <text:p text:style-name="P15"><text:span text:style-name="T9">Move</text:span> X2 C<text:tab/>6+32+32</text:p>
      <text:p text:style-name="P15">Mult X2 D<text:tab/>6+32<text:span text:style-name="T10">+</text:span>32</text:p>
      <text:p text:style-name="P15">Mult X2 E<text:tab/>6+32+32</text:p>
      <text:p text:style-name="P15">Add <text:s/>X1 X2<text:tab/>6+32+32</text:p>
      <text:p text:style-name="P15">total = 420 bits, so 53 bytes <text:span text:style-name="T9">(X1 is the target memory where we want to store the result)</text:span></text:p>
      <text:p text:style-name="P13"/>
      <text:p text:style-name="P14">7. Load R1 A<text:tab/>6+4+32</text:p>
      <text:p text:style-name="P14">Load R2 B<text:tab/>6+4+32</text:p>
      <text:p text:style-name="P14">Mult R1 R1 R2<text:tab/>6+4+4+4</text:p>
      <text:p text:style-name="P14">Load R2 C<text:tab/>6+4+32</text:p>
      <text:p text:style-name="P14">Load R3 D<text:tab/>6+4+32</text:p>
      <text:p text:style-name="P14">Mult R2 R2 R3<text:tab/>6+4+4+4</text:p>
      <text:p text:style-name="P14">Load R3 E<text:tab/>6+4+32</text:p>
      <text:p text:style-name="P14">Mult R2 R2 R3<text:tab/>6+4+4+4</text:p>
      <text:p text:style-name="P14">Add R1 R1 R2<text:tab/>6+4+4+4</text:p>
      <text:p text:style-name="P14">Store R1 X<text:tab/>6+4+32</text:p>
      <text:p text:style-name="P14">total = 324 bits, so 41 bytes</text:p>
      <text:p text:style-name="List_20_Paragraph"/>
      <text:list xml:id="list221454334952031" text:continue-numbering="true" text:style-name="WWNum2">
        <text:list-item>
          <text:p text:style-name="P22"><text:s/>In the program for the register-register architecture, we used 8 general purpose registers (GPRs). Rewrite the program assuming we had only 4 available GPRs. How many instructions would the program have? </text:p>
          <text:p text:style-name="P22"/>
          <text:p text:style-name="P23">Ans: 10</text:p>
          <text:p text:style-name="P23"/>
          <text:p text:style-name="P23">LD R1 A</text:p>
          <text:p text:style-name="P23">LD R2 B</text:p>
          <text:p text:style-name="P23">MULT R1 R1 R2</text:p>
          <text:p text:style-name="P23">LD R2 C</text:p>
          <text:p text:style-name="P23">LD R3 D</text:p>
          <text:p text:style-name="P23">MULT R2 R2 R3</text:p>
          <text:p text:style-name="P23">LD R3 E</text:p>
          <text:p text:style-name="P23">MULT R2 R2 R3</text:p>
          <text:p text:style-name="P23">ADD R1 R1 R2</text:p>
          <text:p text:style-name="P23">ST R1 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nard menezes</meta:initial-creator>
    <meta:editing-cycles>14</meta:editing-cycles>
    <meta:creation-date>2020-08-25T17:17:00</meta:creation-date>
    <dc:date>2020-09-08T22:14:53.714899647</dc:date>
    <meta:editing-duration>P2DT7H40M54S</meta:editing-duration>
    <meta:generator>LibreOffice/6.0.7.3$Linux_X86_64 LibreOffice_project/00m0$Build-3</meta:generator>
    <meta:document-statistic meta:table-count="1" meta:image-count="0" meta:object-count="0" meta:page-count="3" meta:paragraph-count="141" meta:word-count="796" meta:character-count="4000" meta:non-whitespace-character-count="33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